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 recalage d'image, également appelé alignement ou enregistrement d'image, est le processus d'ajustement géométrique d'une ou plusieurs images afin de les aligner spatialement. Il existe plusieurs méthodes de recalage d'image, chacune adaptée à des situations particulières. Voici quelques-unes des méthodes couramment utilisées :</text:p>
      <text:p text:style-name="Standard"/>
      <text:p text:style-name="Standard">1. **Recalage Basé sur les Points de Contrôle (Landmarks) :**</text:p>
      <text:p text:style-name="Standard"><text:s text:c="3"/>- **Méthode de transformation affine :** Elle utilise des points de contrôle pour estimer les paramètres d'une transformation affine (translation, rotation, mise à l'échelle).</text:p>
      <text:p text:style-name="Standard"><text:s text:c="3"/>- **Méthode de transformation projective (homographique) :** Utilise des points de contrôle pour estimer une transformation projective plus générale.</text:p>
      <text:p text:style-name="Standard"/>
      <text:p text:style-name="Standard">2. **Recalage basé sur les Intensités :**</text:p>
      <text:p text:style-name="Standard"><text:s text:c="3"/>- **Recalage basé sur la corrélation :** Utilise des mesures de corrélation pour aligner les images en maximisant la similarité entre les intensités.</text:p>
      <text:p text:style-name="Standard"><text:s text:c="3"/>- **Recalage basé sur les caractéristiques (Feature-Based) :** Utilise des caractéristiques telles que les coins ou les points d'intérêt pour effectuer le recalage.</text:p>
      <text:p text:style-name="Standard"/>
      <text:p text:style-name="Standard">3. **Recalage basé sur l'Information Mutuelle :**</text:p>
      <text:p text:style-name="Standard"><text:s text:c="3"/>- **Recalage basé sur l'information mutuelle (MI) :** Maximise l'information mutuelle entre les images pour obtenir un recalage sans nécessiter de correspondance de points spécifiques.</text:p>
      <text:p text:style-name="Standard"/>
      <text:p text:style-name="Standard">4. **Recalage basé sur le Flux Optique :**</text:p>
      <text:p text:style-name="Standard"><text:s text:c="3"/>- **Recalage basé sur le flux optique :** Utilise le mouvement apparent des pixels entre deux images successives pour estimer la transformation.</text:p>
      <text:p text:style-name="Standard"/>
      <text:p text:style-name="Standard">5. **Recalage basé sur les Transformations Élastiques :**</text:p>
      <text:p text:style-name="Standard"><text:s text:c="3"/>- **Recalage basé sur la déformation élastique :** Permet des déformations locales pour mieux s'adapter aux variations locales dans les images.</text:p>
      <text:p text:style-name="Standard"/>
      <text:p text:style-name="Standard">6. **Recalage basé sur l'apprentissage Profond :**</text:p>
      <text:p text:style-name="Standard">- **Réseaux de neurones convolutionnels (CNN) pour le recalage d'image :** Les architectures de réseau de neurones peuvent être formées pour apprendre automatiquement les transformations entre les images.</text:p>
      <text:p text:style-name="Standard"/>
      <text:p text:style-name="Standard"><text:a xlink:type="simple" xlink:href="https://lesdieuxducode.com/blog/2019/1/prototyper-un-reseau-de-neurones-avec-keras" text:style-name="Internet_20_link" text:visited-style-name="Visited_20_Internet_20_Link">https://lesdieuxducode.com/blog/2019/1/prototyper-un-reseau-de-neurones-avec-keras</text:a></text:p>
      <text:p text:style-name="Standard"/>
      <text:p text:style-name="Standard"/>
      <text:p text:style-name="Standard">7. **Recalage basé sur les Transformées :**</text:p>
      <text:p text:style-name="Standard"><text:s text:c="3"/>- **Recalage basé sur la transformée de Fourier :** Utilise les propriétés de la transformée de Fourier pour estimer les paramètres de transformation.</text:p>
      <text:p text:style-name="Standard"/>
      <text:p text:style-name="Standard">8. **Recalage basé sur la Correspondance de Points Clés (Keypoints) :**</text:p>
      <text:p text:style-name="Standard"><text:s text:c="3"/>- **Méthode des keypoints SIFT (Scale-Invariant Feature Transform) :** Identifie des points clés robustes aux échelles et aux rotations pour recalibrer les images.</text:p>
      <text:p text:style-name="Standard"/>
      <text:p text:style-name="Standard">Chaque méthode a ses avantages et inconvénients en fonction du contexte d'application, du type d'images, et des contraintes computationnelles. Le choix de la méthode dépend souvent de la nature des données que vous avez et des spécificités de votre problè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09:05:04.923245080</meta:creation-date>
    <meta:generator>LibreOffice/7.0.4.2$Linux_X86_64 LibreOffice_project/00$Build-2</meta:generator>
    <dc:date>2023-11-15T09:31:22.393894660</dc:date>
    <meta:editing-duration>PT5M39S</meta:editing-duration>
    <meta:editing-cycles>1</meta:editing-cycles>
    <meta:document-statistic meta:table-count="0" meta:image-count="0" meta:object-count="0" meta:page-count="1" meta:paragraph-count="21" meta:word-count="380" meta:character-count="2737" meta:non-whitespace-character-count="2351"/>
  </office:meta>
</office:document-meta>
</file>